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B" style:display-name="TABLA_ITEM_STOCK.B" style:family="table-column">
      <style:table-column-properties style:column-width="1.2646in" style:rel-column-width="8192*"/>
    </style:style>
    <style:style style:name="TABLA_5f_ITEM_5f_STOCK.G" style:display-name="TABLA_ITEM_STOCK.G" style:family="table-column">
      <style:table-column-properties style:column-width="1.2646in" style:rel-column-width="819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3ff1e6" style:font-name-asian="Arial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40b2a8" style:font-name-asian="Arial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d3172" officeooo:paragraph-rsid="003e9055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11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23cc1" officeooo:paragraph-rsid="00423cc1" style:font-name-asian="Arial" style:font-size-asian="8pt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423cc1" officeooo:paragraph-rsid="00423cc1" style:font-name-asian="Arial" style:font-size-asian="8pt" style:font-name-complex="Arial" style:font-size-complex="8pt"/>
    </style:style>
    <style:style style:name="P21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4pt" fo:font-weight="bold" officeooo:rsid="001eb3f2" officeooo:paragraph-rsid="003c2940" style:font-name-asian="Arial" style:font-size-asian="14pt" style:font-weight-asian="bold" style:font-name-complex="Arial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3d3172" style:font-weight-asian="normal" style:font-weight-complex="normal"/>
    </style:style>
    <style:style style:name="T9" style:family="text">
      <style:text-properties officeooo:rsid="0027d500"/>
    </style:style>
    <style:style style:name="T10" style:family="text">
      <style:text-properties fo:font-style="italic" officeooo:rsid="0040b2a8" style:font-style-asian="italic" style:font-style-complex="italic"/>
    </style:style>
    <style:style style:name="T11" style:family="text">
      <style:text-properties fo:font-style="italic" officeooo:rsid="004155a1" style:font-style-asian="italic" style:font-style-complex="italic"/>
    </style:style>
    <style:style style:name="T12" style:family="text">
      <style:text-properties fo:font-weight="normal" officeooo:rsid="003d317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istado de <text:span text:style-name="T9">Stock de bienes con subtotal por partida parcial</text:span></text:p>
      <text:p text:style-name="P2"><text:tab/><text:tab/><text:tab/><text:tab/><text:tab/><text:tab/><text:tab/></text:p>
      <text:p text:style-name="P2"><text:span text:style-name="T11">F</text:span><text:span text:style-name="T10">echa</text:span>: <text:span text:style-name="T7">D</text:span><text:span text:style-name="T8">esde</text:span><text:span text:style-name="T12">: [DESDE] – Hasta: [HASTA]</text:span></text:p>
      <text:p text:style-name="P3"/>
      <text:p text:style-name="P7"/>
      <table:table table:name="TABLA_ITEM_STOCK" table:style-name="TABLA_5f_ITEM_5f_STOCK">
        <table:table-column table:style-name="TABLA_5f_ITEM_5f_STOCK.A"/>
        <table:table-column table:style-name="TABLA_5f_ITEM_5f_STOCK.B" table:number-columns-repeated="2"/>
        <table:table-column table:style-name="TABLA_5f_ITEM_5f_STOCK.A"/>
        <table:table-column table:style-name="TABLA_5f_ITEM_5f_STOCK.B" table:number-columns-repeated="2"/>
        <table:table-column table:style-name="TABLA_5f_ITEM_5f_STOCK.G"/>
        <table:table-column table:style-name="TABLA_5f_ITEM_5f_STOCK.B"/>
        <table:table-header-rows>
          <table:table-row table:style-name="TABLA_5f_ITEM_5f_STOCK.1">
            <table:table-cell table:style-name="TABLA_5f_ITEM_5f_STOCK.A1" office:value-type="string">
              <text:p text:style-name="P13">Clase</text:p>
            </table:table-cell>
            <table:table-cell table:style-name="TABLA_5f_ITEM_5f_STOCK.A1" office:value-type="string">
              <text:p text:style-name="P14">Codigo</text:p>
            </table:table-cell>
            <table:table-cell table:style-name="TABLA_5f_ITEM_5f_STOCK.A1" office:value-type="string">
              <text:p text:style-name="P14">Nombre</text:p>
            </table:table-cell>
            <table:table-cell table:style-name="TABLA_5f_ITEM_5f_STOCK.A1" office:value-type="string">
              <text:p text:style-name="P15">Cantidad</text:p>
            </table:table-cell>
            <table:table-cell table:style-name="TABLA_5f_ITEM_5f_STOCK.A1" office:value-type="string">
              <text:p text:style-name="P15">Costo</text:p>
            </table:table-cell>
            <table:table-cell table:style-name="TABLA_5f_ITEM_5f_STOCK.A1" office:value-type="string">
              <text:p text:style-name="P15">Costo total</text:p>
            </table:table-cell>
            <table:table-cell table:style-name="TABLA_5f_ITEM_5f_STOCK.A1" office:value-type="string">
              <text:p text:style-name="P15">Deposito</text:p>
            </table:table-cell>
            <table:table-cell table:style-name="TABLA_5f_ITEM_5f_STOCK.H1" office:value-type="string">
              <text:p text:style-name="P19">Subtotal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6">[CLASE]</text:p>
          </table:table-cell>
          <table:table-cell table:style-name="TABLA_5f_ITEM_5f_STOCK.B2" office:value-type="string">
            <text:p text:style-name="P17">[CODIGO]</text:p>
          </table:table-cell>
          <table:table-cell table:style-name="TABLA_5f_ITEM_5f_STOCK.C2" office:value-type="string">
            <text:p text:style-name="P17">[NOMBRE]</text:p>
          </table:table-cell>
          <table:table-cell table:style-name="TABLA_5f_ITEM_5f_STOCK.D2" office:value-type="string">
            <text:p text:style-name="P18">[CANTIDAD]</text:p>
          </table:table-cell>
          <table:table-cell table:style-name="TABLA_5f_ITEM_5f_STOCK.E2" office:value-type="string">
            <text:p text:style-name="P18">[COSTO]</text:p>
          </table:table-cell>
          <table:table-cell table:style-name="TABLA_5f_ITEM_5f_STOCK.F2" office:value-type="string">
            <text:p text:style-name="P18">[COSTO_TOTAL]</text:p>
          </table:table-cell>
          <table:table-cell table:style-name="TABLA_5f_ITEM_5f_STOCK.G2" office:value-type="string">
            <text:p text:style-name="P18">[DEPOSITO]</text:p>
          </table:table-cell>
          <table:table-cell table:style-name="TABLA_5f_ITEM_5f_STOCK.H2" office:value-type="string">
            <text:p text:style-name="P20">[SUBTOTAL]</text:p>
          </table:table-cell>
        </table:table-row>
      </table:table>
      <text:p text:style-name="P8"/>
      <text:p text:style-name="P11"/>
      <text:p text:style-name="P10"/>
      <text:p text:style-name="P6"><text:span text:style-name="T4">Costo total general:</text:span><text:span text:style-name="T6"> [COSTO_TOTAL_GRAL]</text:span></text:p>
      <text:p text:style-name="P5"/>
      <text:p text:style-name="P5"/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3ff1e6" style:font-name-asian="Arial" style:font-size-asian="10pt" style:font-weight-asian="bold" style:font-name-complex="Arial" style:font-size-complex="10pt" style:font-weight-complex="bold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3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/text:p>
        <text:p text:style-name="MP2"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13:38:20.966663195</dc:date>
    <meta:generator>LibreOffice/4.4.6.3$Linux_X86_64 LibreOffice_project/40m0$Build-3</meta:generator>
    <meta:editing-duration>PT26M34S</meta:editing-duration>
    <meta:editing-cycles>51</meta:editing-cycles>
    <dc:creator>gsantacruz </dc:creator>
    <meta:document-statistic meta:table-count="1" meta:image-count="1" meta:object-count="0" meta:page-count="1" meta:paragraph-count="22" meta:word-count="41" meta:character-count="304" meta:non-whitespace-character-count="276"/>
  </office:meta>
</office:document-meta>
</file>